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text-properties officeooo:rsid="00023858" officeooo:paragraph-rsid="00023858"/>
    </style:style>
    <style:style style:name="P2" style:family="paragraph" style:parent-style-name="Text_20_body">
      <style:text-properties officeooo:paragraph-rsid="0004f38d"/>
    </style:style>
    <style:style style:name="P3" style:family="paragraph" style:parent-style-name="Standard">
      <style:paragraph-properties fo:text-align="center" style:justify-single-word="false"/>
      <style:text-properties officeooo:rsid="00023858" officeooo:paragraph-rsid="00023858"/>
    </style:style>
    <style:style style:name="P4" style:family="paragraph" style:parent-style-name="Standard">
      <style:paragraph-properties fo:text-align="start" style:justify-single-word="false"/>
      <style:text-properties officeooo:rsid="00023858" officeooo:paragraph-rsid="00023858"/>
    </style:style>
    <style:style style:name="P5" style:family="paragraph" style:parent-style-name="Standard">
      <style:paragraph-properties fo:text-align="center" style:justify-single-word="false"/>
      <style:text-properties fo:font-size="16pt" fo:font-weight="bold" officeooo:rsid="00023858" officeooo:paragraph-rsid="00023858" style:font-size-asian="16pt" style:font-weight-asian="bold" style:font-size-complex="16pt" style:font-weight-complex="bold"/>
    </style:style>
    <style:style style:name="T1" style:family="text">
      <style:text-properties officeooo:rsid="00023858"/>
    </style:style>
    <style:style style:name="T2" style:family="text">
      <style:text-properties officeooo:rsid="0003ea0c"/>
    </style:style>
    <style:style style:name="T3" style:family="text">
      <style:text-properties officeooo:rsid="0004f38d"/>
    </style:style>
    <style:style style:name="T4" style:family="text">
      <style:text-properties officeooo:rsid="00060d1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3">Intensity Frontier </text:span>Data Management Plan</text:p>
      <text:p text:style-name="P3"/>
      <text:p text:style-name="P1">The projects described in th<text:span text:style-name="T4">e</text:span> proposal <text:span text:style-name="T4">for the intensity frontier</text:span> do not produce any data on their own; they merely make use of data generated by the activities related to the <text:span text:style-name="T3">MicroBooNE,</text:span> SBND,<text:span text:style-name="T3"> ICARUS, and DUNE</text:span> experiments. <text:span text:style-name="T3">All</text:span> experiments have a data management policy consistent with the Department of Energy's data management plan (found here http://science.energy.gov/funding-opportunities/digital-data-management/). This policy conforms with that of the Data Preservation in High Energy Physics (DPHEP) study group, which has described a hierarchy for the types of data that particle-physics experiments produce, and given recommendations for how such data should be preserved for future use. </text:p>
      <text:p text:style-name="P2">The types of data <text:span text:style-name="T3">these experiments</text:span> produce include the raw data produced by the detectors, the reconstructed version of the raw data, and simulated events. <text:span text:style-name="T3">MicroBooNE, SBND, ICARUS, and DUNE</text:span> <text:span text:style-name="T1">have their</text:span> own mechanisms for archiving data, <text:span text:style-name="T2">including producing both digital and tape storage of raw data,</text:span> and any data that resides at our institution will merely be a copy of data that is stored permanently by the experiment. Thus, there is no need for this project to separately manage or archive any experimental data. <text:span text:style-name="T2">No personally identifiable information is expected to be generated during the execution of the project, and thus no explicit plans to protect confidentiality or personal privacy are used.</text:span></text:p>
      <text:p text:style-name="P2">The analysis of the experimental data is described in published, peer-reviewed journal articles; summaries of data analyses that are released to the public (often as contributions to conferences); and notes that are circulated internally within <text:span text:style-name="T4">the MicroBooNE, SBND, ICARUS, and DUNE as well as public technical notes made available using Fermilab's Technical Publication</text:span>. The journal articles are archived by the journals themselves, and are also typically available through the arxiv.org e-print archive. The public analysis summaries and internal notes are archived by <text:span text:style-name="T4">the MicroBooNE, SBND, ICARUS, and DUNE experiments</text:span> and are available through Web interfaces. <text:span text:style-name="T3">All collaborations encourage frequent and timely publication of results related to the research described in this proposal and thus data generated by the activities described here are expected to have near annual publication releases (through peer reviewed papers and contribution to conferences). <text:s/></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nathan </meta:initial-creator>
    <meta:creation-date>2015-10-27T17:13:06.159681959</meta:creation-date>
    <meta:generator>LibreOffice/4.2.8.2$Linux_X86_64 LibreOffice_project/420m0$Build-2</meta:generator>
    <dc:date>2016-09-18T13:04:49.691349536</dc:date>
    <meta:editing-duration>P0D</meta:editing-duration>
    <meta:editing-cycles>3</meta:editing-cycles>
    <meta:document-statistic meta:table-count="0" meta:image-count="0" meta:object-count="0" meta:page-count="1" meta:paragraph-count="4" meta:word-count="354" meta:character-count="2405" meta:non-whitespace-character-count="2052"/>
  </office:meta>
</office:document-meta>
</file>